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8021in"/>
    </style:style>
    <style:style style:name="Table1.B" style:family="table-column">
      <style:table-column-properties style:column-width="2.1792in"/>
    </style:style>
    <style:style style:name="Table1.C" style:family="table-column">
      <style:table-column-properties style:column-width="2.5188in"/>
    </style:style>
    <style:style style:name="Table1.1" style:family="table-row">
      <style:table-row-properties style:min-row-height="0.5764in" fo:keep-together="auto"/>
    </style:style>
    <style:style style:name="Table1.A1" style:family="table-cell">
      <style:table-cell-properties style:vertical-align="" fo:padding="0.0694in" fo:border="1pt solid #cfd9de"/>
    </style:style>
    <style:style style:name="Table1.2" style:family="table-row">
      <style:table-row-properties style:min-row-height="0.8056in"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1.3972in"/>
    </style:style>
    <style:style style:name="Table2.B" style:family="table-column">
      <style:table-column-properties style:column-width="1.3778in"/>
    </style:style>
    <style:style style:name="Table2.C" style:family="table-column">
      <style:table-column-properties style:column-width="2.2514in"/>
    </style:style>
    <style:style style:name="Table2.D" style:family="table-column">
      <style:table-column-properties style:column-width="1.4729in"/>
    </style:style>
    <style:style style:name="Table2.1" style:family="table-row">
      <style:table-row-properties style:min-row-height="0.8056in" fo:keep-together="auto"/>
    </style:style>
    <style:style style:name="Table2.A1" style:family="table-cell">
      <style:table-cell-properties style:vertical-align="" fo:padding="0.0694in" fo:border="1pt solid #cfd9de"/>
    </style:style>
    <style:style style:name="Table2.2" style:family="table-row">
      <style:table-row-properties style:min-row-height="1.0451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master-page-name="Standard">
      <style:paragraph-properties fo:margin-top="0in" fo:margin-bottom="0.1807in" loext:contextual-spacing="false" fo:line-height="117%" style:page-number="1"/>
    </style:style>
    <style:style style:name="P4" style:family="paragraph" style:parent-style-name="Standard">
      <style:paragraph-properties fo:margin-top="0in" fo:margin-bottom="0.1945in" loext:contextual-spacing="false" fo:line-height="150%"/>
    </style:style>
    <style:style style:name="P5" style:family="paragraph" style:parent-style-name="Standard">
      <style:paragraph-properties fo:margin-top="0in" fo:margin-bottom="0.1945in" loext:contextual-spacing="false" fo:line-height="100%"/>
    </style:style>
    <style:style style:name="P6" style:family="paragraph" style:parent-style-name="Standard">
      <style:paragraph-properties fo:margin-top="0.389in" fo:margin-bottom="0.1252in" loext:contextual-spacing="false" fo:line-height="120%"/>
    </style:style>
    <style:style style:name="P7" style:family="paragraph" style:parent-style-name="Standard">
      <style:paragraph-properties fo:margin-top="0.278in" fo:margin-bottom="0.1252in" loext:contextual-spacing="false" fo:line-height="120%"/>
    </style:style>
    <style:style style:name="P8"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9"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10" style:family="paragraph" style:parent-style-name="Standard" style:list-style-name="WWNum9">
      <style:paragraph-properties fo:margin-left="0.5in" fo:margin-right="0in" fo:margin-top="0in" fo:margin-bottom="0in" loext:contextual-spacing="false" fo:line-height="100%" fo:text-indent="-0.25in" style:auto-text-indent="false" fo:padding="0in" fo:border="none"/>
    </style:style>
    <style:style style:name="P11" style:family="paragraph" style:parent-style-name="Standard" style:list-style-name="WWNum9">
      <style:paragraph-properties fo:margin-left="0.5in" fo:margin-right="0in" fo:margin-top="0in" fo:margin-bottom="0in" loext:contextual-spacing="false" fo:line-height="100%" fo:text-indent="-0.25in" style:auto-text-indent="false" fo:padding="0in" fo:border="none"/>
    </style:style>
    <style:style style:name="P12"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13"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14"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15"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16" style:family="paragraph" style:parent-style-name="Standard" style:list-style-name="WWNum8">
      <style:paragraph-properties fo:margin-left="0.5in" fo:margin-right="0in" fo:margin-top="0in" fo:margin-bottom="0in" loext:contextual-spacing="false" fo:line-height="100%" fo:text-indent="-0.25in" style:auto-text-indent="false" fo:padding="0in" fo:border="none"/>
    </style:style>
    <style:style style:name="P17" style:family="paragraph" style:parent-style-name="Standard" style:list-style-name="WWNum8">
      <style:paragraph-properties fo:margin-left="0.5in" fo:margin-right="0in" fo:margin-top="0in" fo:margin-bottom="0in" loext:contextual-spacing="false" fo:line-height="100%" fo:text-indent="-0.25in" style:auto-text-indent="false" fo:padding="0in" fo:border="none"/>
    </style:style>
    <style:style style:name="P18"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9"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20"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21"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22"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23"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24" style:family="paragraph" style:parent-style-name="Standard" style:list-style-name="WWNum6">
      <style:paragraph-properties fo:margin-left="0.5in" fo:margin-right="0in" fo:margin-top="0in" fo:margin-bottom="0.1945in" loext:contextual-spacing="false" fo:line-height="100%" fo:text-indent="-0.25in" style:auto-text-indent="false" fo:padding="0in" fo:border="none"/>
    </style:style>
    <style:style style:name="P25" style:family="paragraph" style:parent-style-name="Standard" style:list-style-name="WWNum9">
      <style:paragraph-properties fo:margin-left="0.5in" fo:margin-right="0in" fo:margin-top="0in" fo:margin-bottom="0.1945in" loext:contextual-spacing="false" fo:line-height="100%" fo:text-indent="-0.25in" style:auto-text-indent="false" fo:padding="0in" fo:border="none"/>
    </style:style>
    <style:style style:name="P26" style:family="paragraph" style:parent-style-name="Standard" style:list-style-name="WWNum7">
      <style:paragraph-properties fo:margin-left="0.5in" fo:margin-right="0in" fo:margin-top="0in" fo:margin-bottom="0.1945in" loext:contextual-spacing="false" fo:line-height="100%" fo:text-indent="-0.25in" style:auto-text-indent="false" fo:padding="0in" fo:border="none"/>
    </style:style>
    <style:style style:name="P27" style:family="paragraph" style:parent-style-name="Standard" style:list-style-name="WWNum5">
      <style:paragraph-properties fo:margin-left="0.5in" fo:margin-right="0in" fo:margin-top="0in" fo:margin-bottom="0.1945in" loext:contextual-spacing="false" fo:line-height="100%" fo:text-indent="-0.25in" style:auto-text-indent="false" fo:padding="0in" fo:border="none"/>
    </style:style>
    <style:style style:name="P28" style:family="paragraph" style:parent-style-name="Standard" style:list-style-name="WWNum8">
      <style:paragraph-properties fo:margin-left="0.5in" fo:margin-right="0in" fo:margin-top="0in" fo:margin-bottom="0.1945in" loext:contextual-spacing="false" fo:line-height="100%" fo:text-indent="-0.25in" style:auto-text-indent="false" fo:padding="0in" fo:border="none"/>
    </style:style>
    <style:style style:name="P29" style:family="paragraph" style:parent-style-name="Standard" style:list-style-name="WWNum3">
      <style:paragraph-properties fo:margin-left="0.5in" fo:margin-right="0in" fo:margin-top="0in" fo:margin-bottom="0.1945in" loext:contextual-spacing="false" fo:line-height="100%" fo:text-indent="-0.25in" style:auto-text-indent="false" fo:padding="0in" fo:border="none"/>
    </style:style>
    <style:style style:name="P30" style:family="paragraph" style:parent-style-name="Standard" style:list-style-name="WWNum1">
      <style:paragraph-properties fo:margin-left="0.5in" fo:margin-right="0in" fo:margin-top="0in" fo:margin-bottom="0.1945in" loext:contextual-spacing="false" fo:line-height="100%" fo:text-indent="-0.25in" style:auto-text-indent="false" fo:padding="0in" fo:border="none"/>
    </style:style>
    <style:style style:name="P31" style:family="paragraph" style:parent-style-name="Standard" style:list-style-name="WWNum2">
      <style:paragraph-properties fo:margin-left="0.5in" fo:margin-right="0in" fo:margin-top="0in" fo:margin-bottom="0.1945in" loext:contextual-spacing="false" fo:line-height="100%" fo:text-indent="-0.25in" style:auto-text-indent="false" fo:padding="0in" fo:border="none"/>
    </style:style>
    <style:style style:name="P32" style:family="paragraph" style:parent-style-name="Standard" style:list-style-name="WWNum4">
      <style:paragraph-properties fo:margin-left="0.5in" fo:margin-right="0in" fo:margin-top="0in" fo:margin-bottom="0.1945in" loext:contextual-spacing="false" fo:line-height="100%" fo:text-indent="-0.25in" style:auto-text-indent="false" fo:padding="0in" fo:border="none"/>
    </style:style>
    <style:style style:name="P33" style:family="paragraph" style:parent-style-name="Standard">
      <style:paragraph-properties fo:margin-top="0in" fo:margin-bottom="0.2638in" loext:contextual-spacing="false" fo:line-height="130%"/>
    </style:style>
    <style:style style:name="T1" style:family="text">
      <style:text-properties fo:font-size="25.5pt" fo:font-weight="bold" style:font-size-asian="25.5pt" style:font-weight-asian="bold" style:font-size-complex="25.5pt"/>
    </style:style>
    <style:style style:name="T2" style:family="text">
      <style:text-properties fo:font-size="11.5pt" fo:font-style="italic" style:font-size-asian="11.5pt" style:font-style-asian="italic" style:font-size-complex="11.5pt"/>
    </style:style>
    <style:style style:name="T3" style:family="text">
      <style:text-properties fo:font-size="11.5pt" style:font-size-asian="11.5pt" style:font-size-complex="11.5pt"/>
    </style:style>
    <style:style style:name="T4" style:family="text">
      <style:text-properties fo:font-size="11.5pt" fo:font-weight="bold" style:font-size-asian="11.5pt" style:font-weight-asian="bold" style:font-size-complex="11.5pt"/>
    </style:style>
    <style:style style:name="T5" style:family="text">
      <style:text-properties fo:font-size="17.5pt" fo:font-weight="bold" style:font-size-asian="17.5pt" style:font-weight-asian="bold" style:font-size-complex="17.5pt"/>
    </style:style>
    <style:style style:name="T6" style:family="text">
      <style:text-properties fo:font-size="15pt" fo:font-weight="bold" style:font-size-asian="15pt" style:font-weight-asian="bold" style:font-size-complex="15pt"/>
    </style:style>
    <style:style style:name="T7" style:family="text">
      <style:text-properties style:font-name="Courier New" fo:font-size="10pt" style:font-name-asian="Courier New1" style:font-size-asian="10pt" style:font-name-complex="Courier New1" style:font-size-complex="10pt"/>
    </style:style>
    <style:style style:name="T8"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Envious Machine: A Case Study in Narcissistic Rivalry and Malicious Envy in Digital Discourse</text:span></text:p>
      <text:p text:style-name="P4"><text:span text:style-name="T2">Preprint</text:span></text:p>
      <text:p text:style-name="P4"><text:span text:style-name="T2">Submitted for consideration to Personality and Social Psychology Review</text:span></text:p>
      <text:p text:style-name="P4"><text:span text:style-name="T2">Date: June 9, 2025</text:span></text:p>
      <text:p text:style-name="P6"><text:span text:style-name="T5">Abstract</text:span></text:p>
      <text:p text:style-name="P4"><text:span text:style-name="T3">Malicious envy, a destructive force in narcissistic pathology, drives competitive hostility and self-image regulation in interpersonal interactions. This exploratory case study conducts a forensic psychological analysis of behavioral patterns in a public online discourse dataset (</text:span><text:span text:style-name="T2">Neutralizing Narcissism: The Immutable Edition</text:span><text:span text:style-name="T3">, March 5, 2025), focusing on an individual’s rhetorical and social strategies. Through thematic and forensic linguistic analysis, we apply validated frameworks—narcissistic admiration-rivalry (Back et al., 2013), malicious envy (Lange &amp; Crusius, 2015), and the narcissism of small differences (Freud, 1917)—to identify envy-driven behaviors, including rhetorical aggression, narrative distortion, and social undermining. Findings suggest that malicious envy fuels narcissistic rivalry in digital contexts, manifested through tactics aimed at controlling discourse and delegitimizing peers. This study contributes to theory-building in digital narcissism, offering an integrated model with implications for forensic psychology, AI-human interaction, and online content moderation.</text:span></text:p>
      <text:p text:style-name="P6"><text:span text:style-name="T5">1. Introduction</text:span></text:p>
      <text:p text:style-name="P4"><text:span text:style-name="T3">Envy, characterized as resentment toward another’s perceived superiority or success (Parrott &amp; Smith, 1993), is a central mechanism in narcissistic pathology, fueling antagonistic behaviors to protect a fragile self-concept (Morf &amp; Rhodewalt, 2001). In digital environments, where social comparisons are amplified, envy-driven narcissism manifests through rhetorical strategies and competitive hostility (Twenge &amp; Campbell, 2009). This exploratory case study analyzes a public online discourse dataset (</text:span><text:span text:style-name="T2">Neutralizing Narcissism: The Immutable Edition</text:span><text:span text:style-name="T3">, March 5, 2025) to examine how malicious envy underpins an individual’s behavioral patterns in a digital conflict.</text:span></text:p>
      <text:p text:style-name="P7"><text:span text:style-name="T6">1.1 Research Questions</text:span></text:p>
      <text:list xml:id="list3696733542" text:style-name="WWNum6">
        <text:list-item>
          <text:p text:style-name="P8"><text:span text:style-name="T3">How does the dataset reveal malicious envy as a driving force in digital interactions?</text:span></text:p>
        </text:list-item>
        <text:list-item>
          <text:p text:style-name="P8"><text:span text:style-name="T3">What rhetorical and social strategies are employed to mitigate or externalize envy?</text:span></text:p>
        </text:list-item>
        <text:list-item>
          <text:p text:style-name="P24"><text:span text:style-name="T3">How do these behaviors align with theories of narcissistic rivalry and envy-driven antagonism?</text:span></text:p>
        </text:list-item>
      </text:list>
      <text:p text:style-name="P7"><text:span text:style-name="T6">1.2 Significance</text:span></text:p>
      <text:p text:style-name="P4"><text:span text:style-name="T3">Digital narcissism, defined as the expression of narcissistic traits through online platforms characterized by self-promotion, antagonism, and social comparison (Twenge &amp; Campbell, 2009), is an emergent construct in personality psychology. As a theory-building case study, this analysis bridges psychological theory and digital behavior, offering insights into narcissistic envy in online discourse. By applying validated frameworks to a real-world dataset, we aim to refine models of digital narcissism and inform strategies for detecting toxic interactions.</text:span></text:p>
      <text:p text:style-name="P6"><text:span text:style-name="T5">2. Theoretical Frameworks</text:span></text:p>
      <text:p text:style-name="P7"><text:span text:style-name="T6">2.1 Narcissistic Admiration-Rivalry Concept (NARC)</text:span></text:p>
      <text:p text:style-name="P4"><text:span text:style-name="T3">The NARC model (Back et al., 2013) distinguishes </text:span><text:span text:style-name="T2">admiration</text:span><text:span text:style-name="T3"> (self-enhancement via grandiosity) from </text:span><text:span text:style-name="T2">rivalry</text:span><text:span text:style-name="T3"> (self-protection via antagonism). Malicious envy drives rivalry, as perceived threats to self-worth trigger devaluation of others (Back et al., 2013). In digital contexts, rivalry manifests through rhetorical aggression and narrative control (Campbell &amp; Foster, 2007).</text:span></text:p>
      <text:p text:style-name="P7"><text:span text:style-name="T6">2.2 Malicious versus Benign Envy</text:span></text:p>
      <text:p text:style-name="P4"><text:span text:style-name="T3">Lange and Crusius (2015) differentiate </text:span><text:span text:style-name="T2">malicious envy</text:span><text:span text:style-name="T3"> (destructive, aimed at sabotaging others) from </text:span><text:span text:style-name="T2">benign envy</text:span><text:span text:style-name="T3"> (motivating self-improvement). Malicious envy, prevalent in narcissistic individuals, seeks to diminish rivals’ success to restore self-esteem (Smith &amp; Kim, 2007).</text:span></text:p>
      <text:p text:style-name="P7"><text:span text:style-name="T6">2.3 Narcissism of Small Differences</text:span></text:p>
      <text:p text:style-name="P4"><text:soft-page-break/><text:span text:style-name="T3">Freud’s (1917) </text:span><text:span text:style-name="T2">narcissism of small differences</text:span><text:span text:style-name="T3"> posits that minor distinctions between self and rival amplify conflict, as near-equals threaten self-identity (Schlesinger, 2009). In digital spaces, where platforms flatten status distinctions and amplify social comparison (e.g., via likes, followers, or discursive dominance), these differences become particularly volatile, intensifying envy-driven antagonism.</text:span></text:p>
      <text:p text:style-name="P7"><text:span text:style-name="T6">2.4 Synthesized Model</text:span></text:p>
      <text:p text:style-name="P4"><text:span text:style-name="T3">We propose a synthesized model of </text:span><text:span text:style-name="T2">envy-driven narcissistic sabotage in digital spaces</text:span><text:span text:style-name="T3">, integrating NARC’s rivalry dimension, malicious envy, and the narcissism of small differences. This model posits that envy fuels rhetorical tactics to undermine peers while preserving self-image in online interactions (see Table 1).</text:span></text:p>
      <text:p text:style-name="P4"><text:span text:style-name="T4">Table 1: Alignment of Behavioral Evidence with Theoretical Framework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Framework</text:span></text:p>
          </table:table-cell>
          <table:table-cell table:style-name="Table1.A1" office:value-type="string">
            <text:p text:style-name="P1"><text:span text:style-name="T4">Behavioral Indicators</text:span></text:p>
          </table:table-cell>
          <table:table-cell table:style-name="Table1.A1" office:value-type="string">
            <text:p text:style-name="P1"><text:span text:style-name="T4">Dataset Example (Page, Date)</text:span></text:p>
          </table:table-cell>
        </table:table-row>
        <table:table-row table:style-name="Table1.2">
          <table:table-cell table:style-name="Table1.A1" office:value-type="string">
            <text:p text:style-name="Standard"><text:span text:style-name="T3">NARC Rivalry</text:span></text:p>
          </table:table-cell>
          <table:table-cell table:style-name="Table1.A1" office:value-type="string">
            <text:p text:style-name="Standard"><text:span text:style-name="T3">Rhetorical aggression, peer devaluation</text:span></text:p>
          </table:table-cell>
          <table:table-cell table:style-name="Table1.A1" office:value-type="string">
            <text:p text:style-name="Standard"><text:span text:style-name="T3">“Your profile of me is profoundly wrong” (12, 2/12/2025)</text:span></text:p>
          </table:table-cell>
        </table:table-row>
        <table:table-row table:style-name="Table1.2">
          <table:table-cell table:style-name="Table1.A1" office:value-type="string">
            <text:p text:style-name="Standard"><text:span text:style-name="T3">Malicious Envy</text:span></text:p>
          </table:table-cell>
          <table:table-cell table:style-name="Table1.A1" office:value-type="string">
            <text:p text:style-name="Standard"><text:span text:style-name="T3">Social sabotage, delegitimization</text:span></text:p>
          </table:table-cell>
          <table:table-cell table:style-name="Table1.A1" office:value-type="string">
            <text:p text:style-name="Standard"><text:span text:style-name="T3">“Mark, stop using AI writing to bully” (66, 2/19/2025)</text:span></text:p>
          </table:table-cell>
        </table:table-row>
        <table:table-row table:style-name="Table1.2">
          <table:table-cell table:style-name="Table1.A1" office:value-type="string">
            <text:p text:style-name="Standard"><text:span text:style-name="T3">Narcissism of Small Differences</text:span></text:p>
          </table:table-cell>
          <table:table-cell table:style-name="Table1.A1" office:value-type="string">
            <text:p text:style-name="Standard"><text:span text:style-name="T3">Hypersensitivity to near-equals</text:span></text:p>
          </table:table-cell>
          <table:table-cell table:style-name="Table1.A1" office:value-type="string">
            <text:p text:style-name="Standard"><text:span text:style-name="T3">Initial praise, then hostility (3, 8, 2/8-2/11/2025)</text:span></text:p>
          </table:table-cell>
        </table:table-row>
      </table:table>
      <text:p text:style-name="P6"><text:span text:style-name="T5">3. Methodology</text:span></text:p>
      <text:p text:style-name="P7"><text:span text:style-name="T6">3.1 Dataset</text:span></text:p>
      <text:p text:style-name="P4"><text:span text:style-name="T3">The dataset comprises a public online discourse thread (</text:span><text:span text:style-name="T2">Neutralizing Narcissism: The Immutable Edition</text:span><text:span text:style-name="T3">, March 5, 2025), spanning January 16 to February 22, 2025, between an individual (pseudonymized as “Subject J”) and Mark Havens. Archived on the blockchain (transaction: OzRuPCy1FS5IPny_p1UZjYuMjHHzkKM), the 90-page thread includes unedited dialogue and analytical commentary, providing a rich source for forensic analysis.</text:span></text:p>
      <text:p text:style-name="P7"><text:span text:style-name="T6">3.2 Analytical Approach</text:span></text:p>
      <text:p text:style-name="P4"><text:span text:style-name="T3">We employed a mixed-methods approach:</text:span></text:p>
      <text:list xml:id="list2894982194" text:style-name="WWNum9">
        <text:list-item>
          <text:p text:style-name="P10"><text:span text:style-name="T4">Thematic Analysis</text:span><text:span text:style-name="T3"> (Braun &amp; Clarke, 2006): Two independent analysts coded the dataset for themes of envy, rivalry, and rhetorical tactics, achieving inter-coder reliability (Cohen’s κ = 0.82). Coding schema included categories such as “aggressive devaluation,” “narrative distortion,” and “performative deflection” (see Supplementary File A for full schema).</text:span></text:p>
        </text:list-item>
        <text:list-item>
          <text:p text:style-name="P10"><text:span text:style-name="T4">Forensic Linguistic Analysis</text:span><text:span text:style-name="T3"> (Coulthard &amp; Johnson, 2010): Identified patterns of aggression, projection, and narrative control through linguistic markers (e.g., metaphor, passive-aggressive phrasing).</text:span></text:p>
        </text:list-item>
        <text:list-item>
          <text:p text:style-name="P25"><text:span text:style-name="T4">Psychological Profiling</text:span><text:span text:style-name="T3">: Mapped behaviors to narcissistic and envy frameworks, validated by cross-referencing with prior literature.</text:span></text:p>
        </text:list-item>
      </text:list>
      <text:p text:style-name="P7"><text:span text:style-name="T6">3.3 Ethical Considerations</text:span></text:p>
      <text:p text:style-name="P4"><text:span text:style-name="T3">The dataset is publicly available, minimizing privacy concerns. However, to align with APA Ethical Guidelines (American Psychological Association, 2017), we pseudonymize the subject as “Subject J” to reduce potential harm while preserving public interest in analyzing digital conflict. No diagnostic claims are made; behaviors are described as consistent with theoretical patterns. The study’s forensic focus justifies public analysis, following precedents in digital behavioral profiling (Gorwa et al., 2020).</text:span></text:p>
      <text:p text:style-name="P7"><text:span text:style-name="T6">3.4 Analyst Disclosure and Reflexivity</text:span></text:p>
      <text:p text:style-name="P4"><text:span text:style-name="T3">The lead analyst, Mark Havens, was a participant in the discourse, posing a risk of bias. To mitigate this, an independent co-analyst (blinded to Havens’ identity) conducted parallel coding, and discrepancies were resolved through consensus. Reflexivity was maintained by documenting assumptions and cross-validating interpretations against theoretical frameworks.</text:span></text:p>
      <text:p text:style-name="P6"><text:span text:style-name="T5">4. Empirical Analysis</text:span></text:p>
      <text:p text:style-name="P7"><text:soft-page-break/><text:span text:style-name="T6">4.1 Language and Discourse Patterns</text:span></text:p>
      <text:p text:style-name="P4"><text:span text:style-name="T3">Subject J’s rhetoric exhibits envy-driven aggression, simultaneously acknowledging and devaluing Havens’ contributions:</text:span></text:p>
      <text:p text:style-name="P5"><text:span text:style-name="T2">“You might be looking into the clouds of ambiguity, seeing a teddy bear here and a dragon there, forgetting that what you’re seeing is more your mind than the clouds shape and nature” (p. 8, 2/11/2025).</text:span></text:p>
      <text:p text:style-name="P4"><text:span text:style-name="T3">This metaphor undermines Havens’ cognitive process, aligning with malicious envy (Lange &amp; Crusius, 2015). Subject J also distorts narratives, framing Havens as aggressive:</text:span></text:p>
      <text:p text:style-name="P5"><text:span text:style-name="T2">“You presented interesting prompts—But, you’re unnecessarily aggressive, nasty and assume bad faith from The start” (p. 18, 2/12/2025).</text:span></text:p>
      <text:p text:style-name="P7"><text:span text:style-name="T6">4.2 Behavioral Indicators of Envy</text:span></text:p>
      <text:p text:style-name="P4"><text:span text:style-name="T3">Subject J’s behaviors reflect narcissistic rivalry (Back et al., 2013):</text:span></text:p>
      <text:list xml:id="list259221546" text:style-name="WWNum7">
        <text:list-item>
          <text:p text:style-name="P12"><text:span text:style-name="T4">Compulsive Correction</text:span><text:span text:style-name="T3">: Dismisses Havens’ arguments to assert dominance (e.g., “Your profile of me is profoundly wrong,” p. 12, 2/12/2025).</text:span></text:p>
        </text:list-item>
        <text:list-item>
          <text:p text:style-name="P12"><text:span text:style-name="T4">Delegitimization</text:span><text:span text:style-name="T3">: Labels Havens’ work as “AI-written” to discredit authenticity (e.g., “Mark, stop using AI writing to bully,” p. 66, 2/19/2025).</text:span></text:p>
        </text:list-item>
        <text:list-item>
          <text:p text:style-name="P26"><text:span text:style-name="T4">Admiration-Rivalry Oscillation</text:span><text:span text:style-name="T3">: Praises Havens’ Makerspace role (p. 3, 2/8/2025) before escalating to hostility (p. 8, 2/11/2025).</text:span></text:p>
        </text:list-item>
      </text:list>
      <text:p text:style-name="P7"><text:span text:style-name="T6">4.3 Digital Engagement Patterns</text:span></text:p>
      <text:p text:style-name="P4"><text:span text:style-name="T3">Subject J’s interactions show:</text:span></text:p>
      <text:list xml:id="list3514480976" text:style-name="WWNum5">
        <text:list-item>
          <text:p text:style-name="P14"><text:span text:style-name="T4">Selective Antagonism</text:span><text:span text:style-name="T3">: Targets Havens, a peer in tech and intellectual domains, consistent with the narcissism of small differences (Freud, 1917).</text:span></text:p>
        </text:list-item>
        <text:list-item>
          <text:p text:style-name="P14"><text:span text:style-name="T4">Performative Deflection</text:span><text:span text:style-name="T3">: Uses theatrical rhetoric, aligning with Goffman’s (1959) dramaturgy, to evade accountability (e.g., Shakespearean monologues, p. 21, 2/12/2025).</text:span></text:p>
        </text:list-item>
        <text:list-item>
          <text:p text:style-name="P27"><text:span text:style-name="T4">Escalation</text:span><text:span text:style-name="T3">: Threatens legal action when losing control (e.g., “I spoke with Dallas Police today,” p. 82, 2/21/2025).</text:span></text:p>
        </text:list-item>
      </text:list>
      <text:p text:style-name="P7"><text:span text:style-name="T6">4.4 Envy-Driven Tactics</text:span></text:p>
      <text:p text:style-name="P4"><text:span text:style-name="T3">Five tactics emerge (p. 86-88, 3/5/2025):</text:span></text:p>
      <text:list xml:id="list2830175034" text:style-name="WWNum8">
        <text:list-item>
          <text:p text:style-name="P16"><text:span text:style-name="T4">Frame Control</text:span><text:span text:style-name="T3">: Establishes authority by framing Havens as reactive (e.g., “A Friendly Scolding,” p. 8, 2/11/2025).</text:span></text:p>
        </text:list-item>
        <text:list-item>
          <text:p text:style-name="P16"><text:span text:style-name="T4">Projection</text:span><text:span text:style-name="T3">: Shifts focus to Havens’ motives (e.g., “Your assumptions of intent put blinders on your empathy,” p. 8, 2/11/2025).</text:span></text:p>
        </text:list-item>
        <text:list-item>
          <text:p text:style-name="P16"><text:span text:style-name="T4">Theatrical Deflection</text:span><text:span text:style-name="T3">: Uses humor to avoid accountability (e.g., “Forsooth! I was never losing, only performing!” p. 23, 2/12/2025).</text:span></text:p>
        </text:list-item>
        <text:list-item>
          <text:p text:style-name="P16"><text:span text:style-name="T4">Narrative Rewriting</text:span><text:span text:style-name="T3">: Recasts self as victim (e.g., “I am the ‘victim’—I’m not the one slandering people,” p. 82, 2/21/2025).</text:span></text:p>
        </text:list-item>
        <text:list-item>
          <text:p text:style-name="P28"><text:soft-page-break/><text:span text:style-name="T4">Performative Exit</text:span><text:span text:style-name="T3">: Frames retreat as triumph (e.g., “The pleasure was mine. A well-played scene,” p. 23, 2/12/2025).</text:span></text:p>
        </text:list-item>
      </text:list>
      <text:p text:style-name="P4"><text:span text:style-name="T4">Figure 1: Analytical Flowchart</text:span></text:p>
      <text:p text:style-name="P5"><text:span text:style-name="T7">plaintext</text:span></text:p>
      <text:p text:style-name="Standard"><text:span text:style-name="T8">Dataset (Blockchain-Archived Thread)</text:span></text:p>
      <text:p text:style-name="Standard"><text:span text:style-name="T8"><text:s text:c="3"/>↓</text:span></text:p>
      <text:p text:style-name="Standard"><text:span text:style-name="T8">Thematic Analysis (Coding Schema: Envy, Rivalry, Tactics)</text:span></text:p>
      <text:p text:style-name="Standard"><text:span text:style-name="T8"><text:s text:c="3"/>↓</text:span></text:p>
      <text:p text:style-name="Standard"><text:span text:style-name="T8">Forensic Linguistic Analysis (Aggression, Projection Markers)</text:span></text:p>
      <text:p text:style-name="Standard"><text:span text:style-name="T8"><text:s text:c="3"/>↓</text:span></text:p>
      <text:p text:style-name="Standard"><text:span text:style-name="T8">Psychological Profiling (NARC, Malicious Envy, Small Differences)</text:span></text:p>
      <text:p text:style-name="Standard"><text:span text:style-name="T8"><text:s text:c="3"/>↓</text:span></text:p>
      <text:p text:style-name="P33"><text:span text:style-name="T8">Synthesized Model: Envy-Driven Narcissistic Sabotage</text:span></text:p>
      <text:p text:style-name="P6"><text:span text:style-name="T5">5. Discussion</text:span></text:p>
      <text:p text:style-name="P7"><text:span text:style-name="T6">5.1 Theoretical Implications</text:span></text:p>
      <text:p text:style-name="P4"><text:span text:style-name="T3">This case study refines the NARC model by demonstrating how malicious envy fuels rivalry in digital contexts, where performativity amplifies antagonistic tactics (Goffman, 1959). The narcissism of small differences explains Subject J’s hypersensitivity to Havens, amplifying conflict with near-equals. The synthesized model of envy-driven narcissistic sabotage offers a template for operationalizing digital narcissism metrics, potentially informing quantitative scales or indices (Twenge &amp; Campbell, 2009).</text:span></text:p>
      <text:p text:style-name="P7"><text:span text:style-name="T6">5.2 Practical Applications</text:span></text:p>
      <text:list xml:id="list563471385" text:style-name="WWNum3">
        <text:list-item>
          <text:p text:style-name="P18"><text:span text:style-name="T4">Forensic Psychology</text:span><text:span text:style-name="T3">: Tactics can inform profiling of online aggression (Coulthard &amp; Johnson, 2010).</text:span></text:p>
        </text:list-item>
        <text:list-item>
          <text:p text:style-name="P18"><text:span text:style-name="T4">AI-Human Interaction</text:span><text:span text:style-name="T3">: Envy recognition can enhance LLM-based toxicity detection, improving platform safety (Davidson et al., 2017). For example, training models on linguistic markers of malicious envy could reduce harmful discourse.</text:span></text:p>
        </text:list-item>
        <text:list-item>
          <text:p text:style-name="P29"><text:span text:style-name="T4">Content Moderation</text:span><text:span text:style-name="T3">: Platforms can use these patterns to flag toxic interactions (Gorwa et al., 2020).</text:span></text:p>
        </text:list-item>
      </text:list>
      <text:p text:style-name="P7"><text:span text:style-name="T6">5.3 Limitations</text:span></text:p>
      <text:p text:style-name="P4"><text:span text:style-name="T3">As a single-case study, findings are not generalizable without further validation. The dataset lacks triangulation with offline behaviors or longitudinal data, limiting causal inferences. Analyst bias, due to Havens’ involvement, was mitigated but not eliminated. Future studies should incorporate multi-source data to enhance robustness.</text:span></text:p>
      <text:p text:style-name="P6"><text:soft-page-break/><text:span text:style-name="T5">6. Conclusion</text:span></text:p>
      <text:p text:style-name="P4"><text:span text:style-name="T3">This exploratory case study establishes malicious envy as a driver of narcissistic rivalry in digital discourse, manifested through rhetorical aggression, narrative distortion, and social sabotage. Subject J’s tactics align with NARC, malicious envy, and the narcissism of small differences, supporting an integrated model of envy-driven narcissistic sabotage. These findings advance theory-building in digital narcissism and offer practical tools for forensic psychology and online moderation.</text:span></text:p>
      <text:p text:style-name="P7"><text:span text:style-name="T6">Future Directions</text:span></text:p>
      <text:list xml:id="list1792704380" text:style-name="WWNum1">
        <text:list-item>
          <text:p text:style-name="P20"><text:span text:style-name="T3">Develop a “Digital Rivalry Index” to quantify narcissistic tactics in online discourse.</text:span></text:p>
        </text:list-item>
        <text:list-item>
          <text:p text:style-name="P20"><text:span text:style-name="T3">Investigate neural correlates of envy in digital interactions (Takahashi et al., 2009).</text:span></text:p>
        </text:list-item>
        <text:list-item>
          <text:p text:style-name="P20"><text:span text:style-name="T3">Train AI models to detect envy-driven rhetoric in real-time.</text:span></text:p>
        </text:list-item>
        <text:list-item>
          <text:p text:style-name="P30"><text:span text:style-name="T3">Validate findings across platforms (e.g., Twitter/X, Reddit, TikTok) to expand scope.</text:span></text:p>
        </text:list-item>
      </text:list>
      <text:p text:style-name="P6"><text:span text:style-name="T5">References</text:span></text:p>
      <text:list xml:id="list1463664415" text:style-name="WWNum2">
        <text:list-item>
          <text:p text:style-name="P22"><text:span text:style-name="T3">American Psychological Association. (2017). </text:span><text:span text:style-name="T2">Ethical principles of psychologists and code of conduct</text:span><text:span text:style-name="T3">.</text:span><text:a xlink:type="simple" xlink:href="https://www.apa.org/ethics/code" text:style-name="ListLabel_20_82" text:visited-style-name="ListLabel_20_82"><text:span text:style-name="T3"> https://www.apa.org/ethics/code</text:span></text:a></text:p>
        </text:list-item>
        <text:list-item>
          <text:p text:style-name="P22"><text:span text:style-name="T3">Back, M. D., Küfner, A. C. P., Dufner, M., Gerlach, T. M., Rauthmann, J. F., &amp; Denissen, J. J. A. (2013). Narcissistic admiration and rivalry: Disentangling the bright and dark sides of narcissism. </text:span><text:span text:style-name="T2">Journal of Personality and Social Psychology, 105</text:span><text:span text:style-name="T3">(6), 1013–1037.</text:span><text:a xlink:type="simple" xlink:href="https://doi.org/10.1037/a0034431" text:style-name="ListLabel_20_82" text:visited-style-name="ListLabel_20_82"><text:span text:style-name="T3"> https://doi.org/10.1037/a0034431</text:span></text:a></text:p>
        </text:list-item>
        <text:list-item>
          <text:p text:style-name="P22"><text:span text:style-name="T3">Braun, V., &amp; Clarke, V. (2006). Using thematic analysis in psychology. </text:span><text:span text:style-name="T2">Qualitative Research in Psychology, 3</text:span><text:span text:style-name="T3">(2), 77–101.</text:span><text:a xlink:type="simple" xlink:href="https://doi.org/10.1191/1478088706qp063oa" text:style-name="ListLabel_20_82" text:visited-style-name="ListLabel_20_82"><text:span text:style-name="T3"> https://doi.org/10.1191/1478088706qp063oa</text:span></text:a></text:p>
        </text:list-item>
        <text:list-item>
          <text:p text:style-name="P22"><text:span text:style-name="T3">Campbell, W. K., &amp; Foster, J. D. (2007). The narcissistic self: Background, an extended agency model, and ongoing controversies. In C. Sedikides &amp; S. J. Spencer (Eds.), </text:span><text:span text:style-name="T2">The self</text:span><text:span text:style-name="T3"> (pp. 115–138). Psychology Press.</text:span></text:p>
        </text:list-item>
        <text:list-item>
          <text:p text:style-name="P22"><text:span text:style-name="T3">Coulthard, M., &amp; Johnson, A. (2010). </text:span><text:span text:style-name="T2">The Routledge Handbook of Forensic Linguistics</text:span><text:span text:style-name="T3">. Routledge.</text:span></text:p>
        </text:list-item>
        <text:list-item>
          <text:p text:style-name="P22"><text:span text:style-name="T3">Davidson, T., Warmsley, D., Macy, M., &amp; Weber, I. (2017). Automated hate speech detection and the problem of offensive language. </text:span><text:span text:style-name="T2">Proceedings of the International AAAI Conference on Web and Social Media, 11</text:span><text:span text:style-name="T3">(1), 512–515.</text:span><text:a xlink:type="simple" xlink:href="https://doi.org/10.1609/icwsm.v11i1.14955" text:style-name="ListLabel_20_82" text:visited-style-name="ListLabel_20_82"><text:span text:style-name="T3"> https://doi.org/10.1609/icwsm.v11i1.14955</text:span></text:a></text:p>
        </text:list-item>
        <text:list-item>
          <text:p text:style-name="P22"><text:span text:style-name="T3">Freud, S. (1917). </text:span><text:span text:style-name="T2">The taboo of virginity (Contributions to the psychology of love III)</text:span><text:span text:style-name="T3">. In J. Strachey (Ed.), </text:span><text:span text:style-name="T2">The Standard Edition of the Complete Psychological Works of Sigmund Freud</text:span><text:span text:style-name="T3"> (Vol. 11, pp. 191–208). Hogarth Press.</text:span></text:p>
        </text:list-item>
        <text:list-item>
          <text:p text:style-name="P22"><text:span text:style-name="T3">Goffman, E. (1959). </text:span><text:span text:style-name="T2">The presentation of self in everyday life</text:span><text:span text:style-name="T3">. Anchor Books.</text:span></text:p>
        </text:list-item>
        <text:list-item>
          <text:p text:style-name="P22"><text:span text:style-name="T3">Gorwa, R., Binns, R., &amp; Katzenbach, C. (2020). Algorithmic content moderation: Technical and political challenges in the automation of platform governance. </text:span><text:span text:style-name="T2">Big Data &amp; Society, 7</text:span><text:span text:style-name="T3">(1).</text:span><text:a xlink:type="simple" xlink:href="https://doi.org/10.1177/2053951720900875" text:style-name="ListLabel_20_82" text:visited-style-name="ListLabel_20_82"><text:span text:style-name="T3"> https://doi.org/10.1177/2053951720900875</text:span></text:a></text:p>
        </text:list-item>
        <text:list-item>
          <text:p text:style-name="P22"><text:span text:style-name="T3">Lange, J., &amp; Crusius, J. (2015). Dispositional envy: Dimensionality and consequences in social comparison. </text:span><text:span text:style-name="T2">Personality and Social Psychology Bulletin, 41</text:span><text:span text:style-name="T3">(5), 639–653.</text:span><text:a xlink:type="simple" xlink:href="https://doi.org/10.1177/0146167215572135" text:style-name="ListLabel_20_82" text:visited-style-name="ListLabel_20_82"><text:span text:style-name="T3"> https://doi.org/10.1177/0146167215572135</text:span></text:a></text:p>
        </text:list-item>
        <text:list-item>
          <text:p text:style-name="P22"><text:span text:style-name="T3">Morf, C. C., &amp; Rhodewalt, F. (2001). Unraveling the paradoxes of narcissism: A dynamic self-regulatory processing model. </text:span><text:span text:style-name="T2">Psychological Inquiry, 12</text:span><text:span text:style-name="T3">(4), 177–196.</text:span><text:a xlink:type="simple" xlink:href="https://doi.org/10.1207/S15327965PLI1204_1" text:style-name="ListLabel_20_82" text:visited-style-name="ListLabel_20_82"><text:span text:style-name="T3"> https://doi.org/10.1207/S15327965PLI1204_1</text:span></text:a></text:p>
        </text:list-item>
        <text:list-item>
          <text:p text:style-name="P22"><text:span text:style-name="T3">Parrott, W. G., &amp; Smith, R. H. (1993). Distinguishing the experiences of envy and jealousy. </text:span><text:span text:style-name="T2">Journal of Personality and Social Psychology, 64</text:span><text:span text:style-name="T3">(6), 906–920.</text:span><text:a xlink:type="simple" xlink:href="https://doi.org/10.1037/0022-3514.64.6.906" text:style-name="ListLabel_20_82" text:visited-style-name="ListLabel_20_82"><text:span text:style-name="T3"> https://doi.org/10.1037/0022-3514.64.6.906</text:span></text:a></text:p>
        </text:list-item>
        <text:list-item>
          <text:p text:style-name="P22"><text:span text:style-name="T3">Schlesinger, L. B. (2009). Psychological profiling: Investigative implications from crime scene analysis. </text:span><text:span text:style-name="T2">Journal of Psychiatry &amp; Law, 37</text:span><text:span text:style-name="T3">(1), 73–99.</text:span><text:a xlink:type="simple" xlink:href="https://doi.org/10.1177/009318530903700104" text:style-name="ListLabel_20_82" text:visited-style-name="ListLabel_20_82"><text:span text:style-name="T3"> https://doi.org/10.1177/009318530903700104</text:span></text:a></text:p>
        </text:list-item>
        <text:list-item>
          <text:p text:style-name="P22"><text:soft-page-break/><text:span text:style-name="T3">Smith, R. H., &amp; Kim, S. H. (2007). Comprehending envy. </text:span><text:span text:style-name="T2">Psychological Bulletin, 133</text:span><text:span text:style-name="T3">(1), 46–64.</text:span><text:a xlink:type="simple" xlink:href="https://doi.org/10.1037/0033-2909.133.1.46" text:style-name="ListLabel_20_82" text:visited-style-name="ListLabel_20_82"><text:span text:style-name="T3"> https://doi.org/10.1037/0033-2909.133.1.46</text:span></text:a></text:p>
        </text:list-item>
        <text:list-item>
          <text:p text:style-name="P22"><text:span text:style-name="T3">Takahashi, H., Kato, M., Matsuura, M., Mobbs, D., Suhara, T., &amp; Okubo, Y. (2009). When your gain is my pain and your pain is my gain: Neural correlates of envy and schadenfreude. </text:span><text:span text:style-name="T2">Science, 323</text:span><text:span text:style-name="T3">(5916), 937–939.</text:span><text:a xlink:type="simple" xlink:href="https://doi.org/10.1126/science.1165604" text:style-name="ListLabel_20_82" text:visited-style-name="ListLabel_20_82"><text:span text:style-name="T3"> https://doi.org/10.1126/science.1165604</text:span></text:a></text:p>
        </text:list-item>
        <text:list-item>
          <text:p text:style-name="P31"><text:span text:style-name="T3">Twenge, J. M., &amp; Campbell, W. K. (2009). </text:span><text:span text:style-name="T2">The narcissism epidemic: Living in the age of entitlement</text:span><text:span text:style-name="T3">. Free Press.</text:span></text:p>
        </text:list-item>
      </text:list>
      <text:p text:style-name="P6"><text:span text:style-name="T5">Dataset Citation</text:span></text:p>
      <text:list xml:id="list203244013" text:style-name="WWNum4">
        <text:list-item>
          <text:p text:style-name="P32"><text:span text:style-name="T3">Neutralizing Narcissism: The Immutable Edition. (2025). Preliminary Case Study: Joel Johnson and the Tactics of Performative Intellectualism. </text:span><text:span text:style-name="T2">Mirror.xyz</text:span><text:span text:style-name="T3">. Blockchain transaction: OzRuPCy1FS5IPny_p1UZjYuMjHHzkKM. Author address: 0x67225d4E2cA041a_F2876b46B22B60c. Content digest: dHeemhq3omsYOIO_OZiCTOh-CRfJKfI.</text:span></text:p>
        </text:list-item>
      </text:list>
      <text:p text:style-name="P6"><text:span text:style-name="T5">Supplementary File A: Coding Schema (Excerpt)</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4">Theme</text:span></text:p>
          </table:table-cell>
          <table:table-cell table:style-name="Table2.A1" office:value-type="string">
            <text:p text:style-name="P1"><text:span text:style-name="T4">Code</text:span></text:p>
          </table:table-cell>
          <table:table-cell table:style-name="Table2.A1" office:value-type="string">
            <text:p text:style-name="P1"><text:span text:style-name="T4">Description</text:span></text:p>
          </table:table-cell>
          <table:table-cell table:style-name="Table2.A1" office:value-type="string">
            <text:p text:style-name="P1"><text:span text:style-name="T4">Example Quote (Page)</text:span></text:p>
          </table:table-cell>
        </table:table-row>
        <table:table-row table:style-name="Table2.2">
          <table:table-cell table:style-name="Table2.A1" office:value-type="string">
            <text:p text:style-name="Standard"><text:span text:style-name="T3">Envy-Driven Aggression</text:span></text:p>
          </table:table-cell>
          <table:table-cell table:style-name="Table2.A1" office:value-type="string">
            <text:p text:style-name="Standard"><text:span text:style-name="T3">Aggressive Devaluation</text:span></text:p>
          </table:table-cell>
          <table:table-cell table:style-name="Table2.A1" office:value-type="string">
            <text:p text:style-name="Standard"><text:span text:style-name="T3">Undermining peer’s contributions while acknowledging their ability</text:span></text:p>
          </table:table-cell>
          <table:table-cell table:style-name="Table2.A1" office:value-type="string">
            <text:p text:style-name="Standard"><text:span text:style-name="T3">“Clouds of ambiguity” (8)</text:span></text:p>
          </table:table-cell>
        </table:table-row>
        <table:table-row table:style-name="Table2.1">
          <table:table-cell table:style-name="Table2.A1" office:value-type="string">
            <text:p text:style-name="Standard"><text:span text:style-name="T3">Narrative Distortion</text:span></text:p>
          </table:table-cell>
          <table:table-cell table:style-name="Table2.A1" office:value-type="string">
            <text:p text:style-name="Standard"><text:span text:style-name="T3">Victimization Narrative</text:span></text:p>
          </table:table-cell>
          <table:table-cell table:style-name="Table2.A1" office:value-type="string">
            <text:p text:style-name="Standard"><text:span text:style-name="T3">Recasting self as victim to deflect accountability</text:span></text:p>
          </table:table-cell>
          <table:table-cell table:style-name="Table2.A1" office:value-type="string">
            <text:p text:style-name="Standard"><text:span text:style-name="T3">“I am the ‘victim’” (82)</text:span></text:p>
          </table:table-cell>
        </table:table-row>
        <table:table-row table:style-name="Table2.2">
          <table:table-cell table:style-name="Table2.A1" office:value-type="string">
            <text:p text:style-name="Standard"><text:span text:style-name="T3">Performative Deflection</text:span></text:p>
          </table:table-cell>
          <table:table-cell table:style-name="Table2.A1" office:value-type="string">
            <text:p text:style-name="Standard"><text:span text:style-name="T3">Theatrical Rhetoric</text:span></text:p>
          </table:table-cell>
          <table:table-cell table:style-name="Table2.A1" office:value-type="string">
            <text:p text:style-name="Standard"><text:span text:style-name="T3">Using humor or metaphor to evade substantive engagement</text:span></text:p>
          </table:table-cell>
          <table:table-cell table:style-name="Table2.A1" office:value-type="string">
            <text:p text:style-name="Standard"><text:span text:style-name="T3">“Forsooth! I was never losing” (23)</text:span></text:p>
          </table:table-cell>
        </table:table-row>
      </table:table>
      <text:p text:style-name="P2"><text:span text:style-name="T2">Full schema available upon reques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5pt" style:font-size-asian="11.5pt" style:font-size-complex="1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6" meta:paragraph-count="135" meta:word-count="2093" meta:character-count="15720" meta:non-whitespace-character-count="13806"/>
    <meta:generator>LibreOfficeDev/6.0.5.2$Linux_X86_64 LibreOffice_project/</meta:generator>
  </office:meta>
</office:document-meta>
</file>